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0"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2" style:family="paragraph" style:parent-style-name="Text_20_body">
      <style:paragraph-properties fo:text-align="start" style:justify-single-word="false"/>
      <style:text-properties officeooo:paragraph-rsid="001756f7"/>
    </style:style>
    <style:style style:name="P53" style:family="paragraph" style:parent-style-name="Text_20_body">
      <style:text-properties officeooo:rsid="02e82a24" officeooo:paragraph-rsid="001756f7" style:font-size-asian="12pt"/>
    </style:style>
    <style:style style:name="P5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2e82a24" officeooo:paragraph-rsid="00bb0ca2" style:font-size-asian="12pt"/>
    </style:style>
    <style:style style:name="P6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22e3c"/>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598063"/>
    </style:style>
    <style:style style:name="T76" style:family="text">
      <style:text-properties officeooo:rsid="01176440"/>
    </style:style>
    <style:style style:name="T77" style:family="text">
      <style:text-properties officeooo:rsid="00aafeaa"/>
    </style:style>
    <style:style style:name="T78" style:family="text">
      <style:text-properties fo:font-style="italic" officeooo:rsid="00aafeaa" style:font-style-asian="italic" style:font-style-complex="italic"/>
    </style:style>
    <style:style style:name="T79" style:family="text">
      <style:text-properties fo:font-style="italic" officeooo:rsid="00a94e53" style:font-style-asian="italic" style:font-style-complex="italic"/>
    </style:style>
    <style:style style:name="T80" style:family="text">
      <style:text-properties officeooo:rsid="00a41b4b"/>
    </style:style>
    <style:style style:name="T81" style:family="text">
      <style:text-properties officeooo:rsid="00afc91b"/>
    </style:style>
    <style:style style:name="T82" style:family="text">
      <style:text-properties officeooo:rsid="00b6670c"/>
    </style:style>
    <style:style style:name="T83" style:family="text">
      <style:text-properties officeooo:rsid="00b42c09"/>
    </style:style>
    <style:style style:name="T84" style:family="text">
      <style:text-properties fo:font-style="italic" officeooo:rsid="00b42c09" style:font-style-asian="italic" style:font-style-complex="italic"/>
    </style:style>
    <style:style style:name="T85" style:family="text">
      <style:text-properties fo:font-style="normal" officeooo:rsid="00b7be61" style:font-style-asian="normal" style:font-style-complex="normal"/>
    </style:style>
    <style:style style:name="T86" style:family="text">
      <style:text-properties fo:font-style="normal" officeooo:rsid="00b96520" style:font-style-asian="normal" style:font-style-complex="normal"/>
    </style:style>
    <style:style style:name="T87" style:family="text">
      <style:text-properties fo:font-style="normal" officeooo:rsid="00be7762" style:font-style-asian="normal" style:font-style-complex="normal"/>
    </style:style>
    <style:style style:name="T88" style:family="text">
      <style:text-properties fo:font-style="italic" officeooo:rsid="00be7762" style:font-style-asian="italic" style:font-style-complex="italic"/>
    </style:style>
    <style:style style:name="T89" style:family="text">
      <style:text-properties fo:font-style="italic" fo:font-weight="normal" officeooo:rsid="02e82a24" style:font-style-asian="italic" style:font-weight-asian="normal" style:font-style-complex="italic" style:font-weight-complex="normal"/>
    </style:style>
    <style:style style:name="T90" style:family="text">
      <style:text-properties fo:font-style="italic" officeooo:rsid="02e82a24" style:font-style-asian="italic" style:font-style-complex="italic"/>
    </style:style>
    <style:style style:name="T91" style:family="text">
      <style:text-properties fo:font-style="italic" officeooo:rsid="00bb3130" style:font-style-asian="italic" style:font-style-complex="italic"/>
    </style:style>
    <style:style style:name="T92" style:family="text">
      <style:text-properties officeooo:rsid="011eca85"/>
    </style:style>
    <style:style style:name="T93" style:family="text">
      <style:text-properties officeooo:rsid="00a491f2"/>
    </style:style>
    <style:style style:name="T94" style:family="text">
      <style:text-properties officeooo:rsid="01181573"/>
    </style:style>
    <style:style style:name="T95" style:family="text">
      <style:text-properties officeooo:rsid="01238a23"/>
    </style:style>
    <style:style style:name="T96" style:family="text">
      <style:text-properties officeooo:rsid="00d54cc6"/>
    </style:style>
    <style:style style:name="T97" style:family="text">
      <style:text-properties officeooo:rsid="016a5dd3"/>
    </style:style>
    <style:style style:name="T98" style:family="text">
      <style:text-properties officeooo:rsid="015dcead"/>
    </style:style>
    <style:style style:name="T99" style:family="text">
      <style:text-properties officeooo:rsid="015c43d4"/>
    </style:style>
    <style:style style:name="T100" style:family="text">
      <style:text-properties officeooo:rsid="015ec1f4"/>
    </style:style>
    <style:style style:name="T101" style:family="text">
      <style:text-properties officeooo:rsid="01650b1c"/>
    </style:style>
    <style:style style:name="T102" style:family="text">
      <style:text-properties officeooo:rsid="016cc309"/>
    </style:style>
    <style:style style:name="T103" style:family="text">
      <style:text-properties officeooo:rsid="016e1188"/>
    </style:style>
    <style:style style:name="T104" style:family="text">
      <style:text-properties officeooo:rsid="016f66e9"/>
    </style:style>
    <style:style style:name="T105" style:family="text">
      <style:text-properties style:text-position="super 58%"/>
    </style:style>
    <style:style style:name="T106" style:family="text">
      <style:text-properties officeooo:rsid="010156f4"/>
    </style:style>
    <style:style style:name="T107" style:family="text">
      <style:text-properties officeooo:rsid="01022465"/>
    </style:style>
    <style:style style:name="T108" style:family="text">
      <style:text-properties officeooo:rsid="01028fbb"/>
    </style:style>
    <style:style style:name="T109" style:family="text">
      <style:text-properties officeooo:rsid="01036bf4"/>
    </style:style>
    <style:style style:name="T110" style:family="text">
      <style:text-properties officeooo:rsid="01047476"/>
    </style:style>
    <style:style style:name="T111" style:family="text">
      <style:text-properties officeooo:rsid="011530e4"/>
    </style:style>
    <style:style style:name="T112" style:family="text">
      <style:text-properties officeooo:rsid="01103c30"/>
    </style:style>
    <style:style style:name="T113" style:family="text">
      <style:text-properties officeooo:rsid="01112cb0"/>
    </style:style>
    <style:style style:name="T114" style:family="text">
      <style:text-properties officeooo:rsid="011271a2"/>
    </style:style>
    <style:style style:name="T115" style:family="text">
      <style:text-properties fo:font-size="12pt" fo:font-weight="bold" officeooo:rsid="0426cbc9" style:font-size-asian="12pt" style:font-weight-asian="bold" style:font-size-complex="12pt" style:font-weight-complex="bold"/>
    </style:style>
    <style:style style:name="T116" style:family="text">
      <style:text-properties fo:font-size="12pt" fo:font-weight="bold" officeooo:rsid="02e82a24" style:font-size-asian="12pt" style:font-weight-asian="bold" style:font-size-complex="12pt" style:font-weight-complex="bold"/>
    </style:style>
    <style:style style:name="T117" style:family="text">
      <style:text-properties fo:font-size="12pt" fo:font-weight="normal" officeooo:rsid="02e82a24" style:font-size-asian="12pt" style:font-weight-asian="normal" style:font-size-complex="12pt" style:font-weight-complex="normal"/>
    </style:style>
    <style:style style:name="T118" style:family="text">
      <style:text-properties fo:font-size="12pt" fo:font-weight="normal" officeooo:rsid="038dd9cf" style:font-size-asian="12pt" style:font-weight-asian="normal" style:font-size-complex="12pt" style:font-weight-complex="normal"/>
    </style:style>
    <style:style style:name="T119" style:family="text">
      <style:text-properties fo:font-size="12pt" fo:font-weight="normal" officeooo:rsid="0026d4d6" style:font-size-asian="12pt" style:font-weight-asian="normal" style:font-size-complex="12pt" style:font-weight-complex="normal"/>
    </style:style>
    <style:style style:name="T120" style:family="text">
      <style:text-properties officeooo:rsid="038d9d4d"/>
    </style:style>
    <style:style style:name="T121" style:family="text">
      <style:text-properties officeooo:rsid="038dd9cf"/>
    </style:style>
    <style:style style:name="T122" style:family="text">
      <style:text-properties officeooo:rsid="0025668c"/>
    </style:style>
    <style:style style:name="T123" style:family="text">
      <style:text-properties fo:font-weight="normal" style:font-weight-asian="normal" style:font-weight-complex="normal"/>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weight="bold" style:font-weight-asian="bold"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officeooo:rsid="00bb3130"/>
    </style:style>
    <style:style style:name="T13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our AWS CloudWatch) to notify us immediately when the server goes down. This will help maximise customer satisfaction, and </text:span><text:span text:style-name="T53">provide a more reliable service.</text:span></text:p>
            </text:list-item>
          </text:list>
        </text:list-item>
        <text:list-item>
          <text:p text:style-name="P29">Error <text:span text:style-name="T51">R</text:span>ates </text:p>
          <text:list>
            <text:list-item>
              <text:p text:style-name="P31">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5">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6">Personal devices used by rescuers </text:span>may have vastly limited battery capacity, <text:span text:style-name="T77">which is further worsened by poor reception </text:span><text:span text:style-name="T76">in remote regions</text:span><text:span text:style-name="T77"> </text:span><text:span text:style-name="T78">(</text:span><text:span text:style-name="T79">Ning Ding, Daniel Wagner, Xiaomeng Chen, Abhinav Pathak, Y. Charlie Hu, Andrew Rice, 2013</text:span><text:span text:style-name="T78">)</text:span><text:span text:style-name="T3">.</text:span> As such, it is critical that the application monitors its resource utilisation, <text:span text:style-name="T80">in particular its battery consumption </text:span><text:span text:style-name="T81">and battery charge availability</text:span>. <text:span text:style-name="T82">Since this information is tied to a specific rescuer, it falls under the definition of personal data in article </text:span><text:span text:style-name="T83">4(1) </text:span><text:span text:style-name="T84">(GDPR, 2018), </text:span><text:span text:style-name="T85">and a proper legal basis is required for its processing </text:span><text:span text:style-name="T86">as stated in article 6 (GDPR, 2018)</text:span><text:span text:style-name="T85">; in this case </text:span><text:span text:style-name="T87">that would be the lawful basis of contract</text:span><text:span text:style-name="T88"> (</text:span><text:span text:style-name="Strong_20_Emphasis"><text:span text:style-name="T89">Information Commissioner’s Office (ICO), </text:span></text:span><text:span text:style-name="T90">2024</text:span><text:span text:style-name="T91">a</text:span><text:span text:style-name="T90">)</text:span><text:span text:style-name="T84">. <text:s/></text:span><text:span text:style-name="T80">By </text:span><text:span text:style-name="T92">sharing</text:span><text:span text:style-name="T80"> this information </text:span><text:span text:style-name="T92">with</text:span><text:span text:style-name="T80"> other participants, </text:span><text:span text:style-name="T93">we may </text:span><text:span text:style-name="T94">increase the safety of rescuers.</text:span></text:p>
            </text:list-item>
            <text:list-item>
              <text:p text:style-name="P37">Additionally, given low hardware specifications, VPS’ resource utilisation, <text:span text:style-name="T95">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6">Immediate human response required</text:span></text:p>
      <text:p text:style-name="P42">This <text:span text:style-name="T97">alert</text:span> is triggered when there is a critical problem with the system, rendering it inoperable – <text:span text:style-name="T98">Such</text:span><text:span text:style-name="T99"> as </text:span>the server shutting down.</text:p>
      <text:p text:style-name="P43">Once <text:span text:style-name="T100">detected by CloudWatch, </text:span><text:span text:style-name="T101">a message</text:span><text:span text:style-name="T100"> will be </text:span><text:span text:style-name="T101">sent out</text:span><text:span text:style-name="T100">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96">To be investigated within working hours</text:span></text:p>
      <text:p text:style-name="P45">This alert is triggered when there is an unexpected issue within the application – <text:span text:style-name="T102">Such as unusually high response times. </text:span></text:p>
      <text:p text:style-name="P46">In this scenario, <text:span text:style-name="T103">both the application and the web interface</text:span> <text:span text:style-name="T104">will</text:span> be used to issue the alert <text:span text:style-name="T104">to the team leaders, rescuers in deployment, and our developer.</text:span></text:p>
      <text:p text:style-name="P47"/>
      <text:p text:style-name="P48">The alerting system should be outsourced to a 3<text:span text:style-name="T105">rd</text:span> party provider rather than being self-hosted. This is to facilitate scenarios in which the host machine becomes inoperable. <text:span text:style-name="T106">Since operational costs are </text:span><text:soft-page-break/><text:span text:style-name="T106">a big constraint, I propose the incorporation of AWS CloudWatch. </text:span><text:span text:style-name="T107">The free plan provides enough capabilities </text:span><text:span text:style-name="T108">and sufficient data </text:span><text:span text:style-name="T109">to be </text:span><text:span text:style-name="T110">reliable on an ongoing basis. </text:span><text:span text:style-name="T111">Since the system is automated, no more staff needs to be onboarded.</text:span></text:p>
      <text:p text:style-name="P49"/>
      <text:p text:style-name="P50">The AWS instance will make periodic queries to our RESTful API, gathering performance data, <text:span text:style-name="T112">and comparing it against our alerting thresholds. Once a threshold is triggered, an alert is issued either via the API, or </text:span><text:span text:style-name="T113">phone </text:span><text:span text:style-name="T114">service </text:span><text:span text:style-name="T113">provider. </text:span></text:p>
      <text:p text:style-name="P25"/>
      <text:p text:style-name="P25"/>
      <text:p text:style-name="P25"/>
      <text:p text:style-name="P25"/>
      <text:p text:style-name="P25"/>
      <text:p text:style-name="P25"/>
      <text:p text:style-name="P25"/>
      <text:p text:style-name="P51">References</text:p>
      <text:p text:style-name="P52"><text:span text:style-name="Strong_20_Emphasis"><text:span text:style-name="T115">GD</text:span></text:span><text:span text:style-name="Strong_20_Emphasis"><text:span text:style-name="T116">P</text:span></text:span><text:span text:style-name="Strong_20_Emphasis"><text:span text:style-name="T115">R</text:span></text:span><text:span text:style-name="T117"> (</text:span>2018<text:span text:style-name="T117">) </text:span><text:span text:style-name="Emphasis"><text:span text:style-name="T117">General Data Protection Regulation.</text:span></text:span><text:span text:style-name="T117"> Available at: </text:span><text:a xlink:type="simple" xlink:href="https://gdpr-info.eu/" text:style-name="Internet_20_link" text:visited-style-name="Visited_20_Internet_20_Link"><text:span text:style-name="T117">https://gdpr-info.eu/</text:span></text:a><text:span text:style-name="T117"> (</text:span><text:span text:style-name="T118">Accessed: </text:span><text:span text:style-name="T119">5 </text:span><text:span text:style-name="T118"><text:s/></text:span><text:span text:style-name="T119">May</text:span><text:span text:style-name="T118"> 2026</text:span><text:span text:style-name="T117">).</text:span></text:p>
      <text:p text:style-name="P53"><text:span text:style-name="Strong_20_Emphasis">Data Protection Act 2018</text:span> (2018) <text:span text:style-name="Emphasis">c.12.</text:span> London: The Stationery Office. <text:span text:style-name="T120">Available at: </text:span><text:a xlink:type="simple" xlink:href="https://www.legislation.gov.uk/ukpga/2018/12" text:style-name="Internet_20_link" text:visited-style-name="Visited_20_Internet_20_Link"><text:span text:style-name="T120">https://www.legislation.gov.uk/ukpga/2018/12</text:span></text:a><text:span text:style-name="T120"> </text:span><text:span text:style-name="T121">(Accessed: </text:span><text:span text:style-name="T122">5 May</text:span><text:span text:style-name="T121"> 2026).</text:span></text:p>
      <text:p text:style-name="P5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1">Accessed: </text:span><text:span text:style-name="T122">5</text:span><text:span text:style-name="T121"> </text:span><text:span text:style-name="T122">May</text:span><text:span text:style-name="T121"> 2026</text:span>).</text:p>
      <text:p text:style-name="P55">National Cyber Security Centre <text:span text:style-name="T123">(2021) </text:span><text:span text:style-name="T124">Top tips for staying secure online.</text:span><text:span text:style-name="T123"> Available at: </text:span><text:a xlink:type="simple" xlink:href="https://www.ncsc.gov.uk/collection/top-tips-for-staying-secure-online/always-back-up-your-most-important-data#section_3" text:style-name="Internet_20_link" text:visited-style-name="Visited_20_Internet_20_Link"><text:span text:style-name="T123">https://www.ncsc.gov.uk/collection/top-tips-for-staying-secure-online/always-back-up-your-most-important-data#section_3</text:span></text:a><text:span text:style-name="T123"> (Accessed 5 May 2026).</text:span></text:p>
      <text:p text:style-name="P56"/>
      <text:p text:style-name="P57"><text:span text:style-name="T12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7"/>
      <text:p text:style-name="P58">Rubber Duck Debugging <text:span text:style-name="T123">(n.d.) </text:span><text:span text:style-name="T124">Debugging Software with a Rubber Ducky. </text:span><text:span text:style-name="T126">Available at: </text:span><text:a xlink:type="simple" xlink:href="https://rubberduckdebugging.com/" text:style-name="Internet_20_link" text:visited-style-name="Visited_20_Internet_20_Link"><text:span text:style-name="T126">https://rubberduckdebugging.com/</text:span></text:a><text:span text:style-name="T126"> (Accessed: 5 May 2026)</text:span></text:p>
      <text:p text:style-name="P59"/>
      <text:p text:style-name="P60"><text:span text:style-name="T127">Luka Netzler, Brian Lovell</text:span><text:span text:style-name="T12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1"/>
      <text:p text:style-name="P62">Christoph Bamberg, Julia Reinchenberger, Jens Blechert <text:span text:style-name="T123">(2025) </text:span><text:span text:style-name="T124">Stable cognitive performance while adapting to intermittent fasting: A randomised controlled trial</text:span><text:span text:style-name="T126">. Available at: </text:span><text:a xlink:type="simple" xlink:href="https://journals.sagepub.com/doi/10.1177/13591053251351204" text:style-name="Internet_20_link" text:visited-style-name="Visited_20_Internet_20_Link"><text:span text:style-name="T126">https://journals.sagepub.com/doi/10.1177/13591053251351204</text:span></text:a><text:span text:style-name="T126"> (Accessed: 5 May 2026).</text:span></text:p>
      <text:p text:style-name="P63"/>
      <text:p text:style-name="P64"><text:soft-page-break/><text:span text:style-name="Strong_20_Emphasis">Information Commissioner’s Office (ICO)</text:span> (2024<text:span text:style-name="T12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1">Accessed: </text:span><text:span text:style-name="T130">5 May </text:span><text:span text:style-name="T121">2026</text:span>).</text:p>
      <text:p text:style-name="P65">Dominik H Pesta, Varman T Samuel <text:span text:style-name="T123">(2014) </text:span><text:span text:style-name="T124">A high-protein diet for reducing body fat: mechanisms and possible caveats.</text:span><text:span text:style-name="T123"> Available at: </text:span><text:a xlink:type="simple" xlink:href="https://link.springer.com/article/10.1186/1743-7075-11-53" text:style-name="Internet_20_link" text:visited-style-name="Visited_20_Internet_20_Link"><text:span text:style-name="T123">https://link.springer.com/article/10.1186/1743-7075-11-53</text:span></text:a><text:span text:style-name="T123"> (Accessed: 5 May 2026).</text:span></text:p>
      <text:p text:style-name="P66"/>
      <text:p text:style-name="P67">Craig A. Williamson, Jari J. Morganti, Hannah E. Smithson <text:span text:style-name="T123">(2023) </text:span><text:span text:style-name="T124">Bright-light distractions and visual performance</text:span><text:span text:style-name="T123">. Available at: </text:span><text:a xlink:type="simple" xlink:href="https://www.frontiersin.org/journals/psychology/articles/10.3389/fpsyg.2023.1088975/full" text:style-name="Internet_20_link" text:visited-style-name="Visited_20_Internet_20_Link"><text:span text:style-name="T123">https://www.frontiersin.org/journals/psychology/articles/10.3389/fpsyg.2023.1088975/full</text:span></text:a><text:span text:style-name="T123"> (Accessed: 5 May 2026).</text:span></text:p>
      <text:p text:style-name="P68"/>
      <text:p text:style-name="P69">Ning Ding, Daniel Wagner, Xiaomeng Chen, Abhinav Pathak, Y. Charlie Hu, Andrew Rice <text:span text:style-name="T123">(2013) </text:span><text:span text:style-name="T124">Characterizing and modeling the impact of wireless signal strength on smartphone battery drain. </text:span><text:span text:style-name="T126">Available at: </text:span><text:a xlink:type="simple" xlink:href="https://dl.acm.org/doi/10.1145/2494232.2466586" text:style-name="Internet_20_link" text:visited-style-name="Visited_20_Internet_20_Link"><text:span text:style-name="T126">https://dl.acm.org/doi/10.1145/2494232.2466586</text:span></text:a><text:span text:style-name="T126"> (Accessed: 5 May 2026)</text:span></text:p>
      <text:p text:style-name="P70"/>
      <text:p text:style-name="P71">The Postman Team <text:span text:style-name="T123">(2025) </text:span><text:span text:style-name="T124">What are HTTP status codes? Complete Guide for API Developers</text:span><text:span text:style-name="T123">. Available at: </text:span><text:a xlink:type="simple" xlink:href="https://blog.postman.com/what-are-http-status-codes/" text:style-name="Internet_20_link" text:visited-style-name="Visited_20_Internet_20_Link"><text:span text:style-name="T123">https://blog.postman.com/what-are-http-status-codes/</text:span></text:a><text:span text:style-name="T12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1:11:59.253131207</dc:date>
    <meta:editing-duration>PT11H24M42S</meta:editing-duration>
    <meta:editing-cycles>260</meta:editing-cycles>
    <meta:document-statistic meta:table-count="0" meta:image-count="0" meta:object-count="0" meta:page-count="6" meta:paragraph-count="60" meta:word-count="1713" meta:character-count="11955" meta:non-whitespace-character-count="10296"/>
  </office:meta>
</office:document-meta>
</file>